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e3e3e3" loext:opacity="100%" style:font-name="Google Sans Flex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e3e3e3" loext:opacity="100%" fo:letter-spacing="normal"/>
    </style:style>
    <style:style style:name="T1" style:family="text">
      <style:text-properties style:font-name="Google Sans Flex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AR FINAL: YLUTHOOR vs LCDM</text:p>
      <text:p text:style-name="P1">========================================</text:p>
      <text:p text:style-name="P2"/>
      <text:p text:style-name="P3">🔴 <text:span text:style-name="T1">MODELO YLUTHOOR (k=3)</text:span></text:p>
      <text:p text:style-name="P3">   <text:span text:style-name="T1">Chi2 (Erro): 1026.42</text:span></text:p>
      <text:p text:style-name="P3">   <text:span text:style-name="T1">AIC: 1032.42</text:span></text:p>
      <text:p text:style-name="P3">   <text:span text:style-name="T1">BIC: 1047.28</text:span></text:p>
      <text:p text:style-name="P2"/>
      <text:p text:style-name="P3">🟢 <text:span text:style-name="T1">MODELO LCDM PADRÃO (k=2)</text:span></text:p>
      <text:p text:style-name="P3">   <text:span text:style-name="T1">(Best Fit: Om_m=0.298)</text:span></text:p>
      <text:p text:style-name="P3">   <text:span text:style-name="T1">Chi2 (Erro): 1026.86</text:span></text:p>
      <text:p text:style-name="P3">   <text:span text:style-name="T1">AIC: 1030.86</text:span></text:p>
      <text:p text:style-name="P3">   <text:span text:style-name="T1">BIC: 1040.77</text:span></text:p>
      <text:p text:style-name="P1">----------------------------------------</text:p>
      <text:p text:style-name="P1">DIFERENÇA (Delta = Yluthoor - LCDM):</text:p>
      <text:p text:style-name="P1">Delta AIC: 1.56</text:p>
      <text:p text:style-name="P1">Delta BIC: 6.51</text:p>
      <text:p text:style-name="P1">----------------------------------------</text:p>
      <text:p text:style-name="P2"/>
      <text:p text:style-name="P3">📢 <text:span text:style-name="T1">VEREDITO DO JUIZ:</text:span></text:p>
      <text:p text:style-name="P3">🤝 <text:span text:style-name="T1">EMPATE TÉCNICO! Os modelos são estatisticamente indistinguíveis.</text:span></text:p>
      <text:p text:style-name="P3">   <text:span text:style-name="T1">O Yluthoor é uma alternativa válida ao Padrão.</text:span></text:p>
      <text:p text:style-name="P1">MODELO YLUTHOOR (k=3)</text:p>
      <text:p text:style-name="P3">   <text:span text:style-name="T1">Chi2 (Erro): 1026.42</text:span></text:p>
      <text:p text:style-name="P3">   <text:span text:style-name="T1">AIC: 1032.42</text:span></text:p>
      <text:p text:style-name="P3">   <text:span text:style-name="T1">BIC: 1047.28 MODELO LCDM PADRÃO (k=2)</text:span></text:p>
      <text:p text:style-name="P3">   <text:span text:style-name="T1">(Best Fit: Om_m=0.298)</text:span></text:p>
      <text:p text:style-name="P3">   <text:span text:style-name="T1">Chi2 (Erro): 1026.86</text:span></text:p>
      <text:p text:style-name="P3">   <text:span text:style-name="T1">AIC: 1030.86</text:span></text:p>
      <text:p text:style-name="P3">   <text:span text:style-name="T1">BIC: 1040.77 DIFERENÇA (Delta = Yluthoor - LCDM):</text:span></text:p>
      <text:p text:style-name="P1">Delta AIC: 1.56</text:p>
      <text:p text:style-name="P1">Delta BIC: 6.51 companheiro acho que nosso fusquina fez frente a ferrari que todos usam!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Flex" svg:font-family="'Google Sans Flex', 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6:06:57.034891800</meta:creation-date>
    <dc:date>2025-12-23T16:07:52.819367800</dc:date>
    <meta:editing-duration>PT1M5S</meta:editing-duration>
    <meta:editing-cycles>1</meta:editing-cycles>
    <meta:document-statistic meta:table-count="0" meta:image-count="0" meta:object-count="0" meta:page-count="1" meta:paragraph-count="29" meta:word-count="114" meta:character-count="849" meta:non-whitespace-character-count="719"/>
    <meta:generator>LibreOffice/25.8.3.2$Windows_X86_64 LibreOffice_project/8ca8d55c161d602844f5428fa4b58097424e324e</meta:generator>
  </office:meta>
</office:document-meta>
</file>